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table:number-columns-repeated="99"/>
        </table:table-row>
        <table:table-row>
          <table:table-cell office:value-type="string" office:string-value="expense">
            <text:p>expense</text:p>
          </table:table-cell>
          <table:table-cell table:number-columns-repeated="99"/>
        </table:table-row>
        <table:table-row table:number-rows-repeated="98">
          <table:table-cell/>
          <table:table-cell table:number-columns-repeated="9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table:number-columns-repeated="99"/>
        </table:table-row>
        <table:table-row>
          <table:table-cell office:value-type="string" office:string-value="expense">
            <text:p>expense</text:p>
          </table:table-cell>
          <table:table-cell table:number-columns-repeated="99"/>
        </table:table-row>
        <table:table-row table:number-rows-repeated="98">
          <table:table-cell/>
          <table:table-cell table:number-columns-repeated="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